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235639" officeooo:paragraph-rsid="00235639"/>
    </style:style>
    <style:style style:name="P2" style:family="paragraph" style:parent-style-name="Standard">
      <style:text-properties style:text-position="0% 100%" fo:font-size="10pt" officeooo:rsid="00101830" officeooo:paragraph-rsid="00101830" style:font-size-asian="10pt" style:font-size-complex="10pt"/>
    </style:style>
    <style:style style:name="P3" style:family="paragraph" style:parent-style-name="Standard">
      <style:text-properties style:text-position="0% 100%" fo:font-size="10pt" officeooo:rsid="00101830" officeooo:paragraph-rsid="00254b01" style:font-size-asian="10pt" style:font-size-complex="10pt"/>
    </style:style>
    <style:style style:name="P4" style:family="paragraph" style:parent-style-name="Standard">
      <style:text-properties style:text-position="0% 100%" fo:font-size="10pt" officeooo:rsid="00111f66" officeooo:paragraph-rsid="00111f66" style:font-size-asian="10pt" style:font-size-complex="10pt"/>
    </style:style>
    <style:style style:name="P5" style:family="paragraph" style:parent-style-name="Standard">
      <style:text-properties style:text-position="0% 100%" fo:font-size="10pt" officeooo:rsid="00128030" officeooo:paragraph-rsid="00128030" style:font-size-asian="10pt" style:font-size-complex="10pt"/>
    </style:style>
    <style:style style:name="P6" style:family="paragraph" style:parent-style-name="Standard">
      <style:text-properties style:text-position="0% 100%" fo:font-size="10pt" officeooo:rsid="001359a4" officeooo:paragraph-rsid="001359a4" style:font-size-asian="10pt" style:font-size-complex="10pt"/>
    </style:style>
    <style:style style:name="P7" style:family="paragraph" style:parent-style-name="Standard">
      <style:text-properties style:text-position="0% 100%" fo:font-size="10pt" officeooo:rsid="0013b898" officeooo:paragraph-rsid="0013b898" style:font-size-asian="10pt" style:font-size-complex="10pt"/>
    </style:style>
    <style:style style:name="P8" style:family="paragraph" style:parent-style-name="Standard">
      <style:text-properties style:text-position="0% 100%" fo:font-size="10pt" officeooo:rsid="0016b855" officeooo:paragraph-rsid="0016b855" style:font-size-asian="10pt" style:font-size-complex="10pt"/>
    </style:style>
    <style:style style:name="P9" style:family="paragraph" style:parent-style-name="Standard">
      <style:text-properties style:text-position="0% 100%" fo:font-size="10pt" officeooo:rsid="0017454f" officeooo:paragraph-rsid="0017454f" style:font-size-asian="10pt" style:font-size-complex="10pt"/>
    </style:style>
    <style:style style:name="P10" style:family="paragraph" style:parent-style-name="Standard">
      <style:text-properties style:text-position="0% 100%" fo:font-size="10pt" officeooo:rsid="00192712" officeooo:paragraph-rsid="00192712" style:font-size-asian="10pt" style:font-size-complex="10pt"/>
    </style:style>
    <style:style style:name="P11" style:family="paragraph" style:parent-style-name="Standard">
      <style:text-properties style:text-position="0% 100%" fo:font-size="10pt" officeooo:rsid="00197847" officeooo:paragraph-rsid="00197847" style:font-size-asian="10pt" style:font-size-complex="10pt"/>
    </style:style>
    <style:style style:name="P12" style:family="paragraph" style:parent-style-name="Standard">
      <style:text-properties style:text-position="0% 100%" fo:font-size="10pt" officeooo:rsid="001a1e92" officeooo:paragraph-rsid="001a1e92" style:font-size-asian="10pt" style:font-size-complex="10pt"/>
    </style:style>
    <style:style style:name="P13" style:family="paragraph" style:parent-style-name="Standard">
      <style:text-properties style:text-position="0% 100%" fo:font-size="10pt" officeooo:rsid="001a1e92" officeooo:paragraph-rsid="001b3d13" style:font-size-asian="10pt" style:font-size-complex="10pt"/>
    </style:style>
    <style:style style:name="P14" style:family="paragraph" style:parent-style-name="Standard">
      <style:text-properties style:text-position="0% 100%" fo:font-size="10pt" officeooo:rsid="000ed00b" officeooo:paragraph-rsid="001a1e92" style:font-size-asian="10pt" style:font-size-complex="10pt"/>
    </style:style>
    <style:style style:name="P15" style:family="paragraph" style:parent-style-name="Standard">
      <style:text-properties style:text-position="0% 100%" fo:font-size="10pt" officeooo:rsid="001b3d13" officeooo:paragraph-rsid="001b3d13" style:font-size-asian="10pt" style:font-size-complex="10pt"/>
    </style:style>
    <style:style style:name="P16" style:family="paragraph" style:parent-style-name="Standard">
      <style:text-properties style:text-position="0% 100%" fo:font-size="10pt" officeooo:rsid="001c7798" officeooo:paragraph-rsid="001c7798" style:font-size-asian="10pt" style:font-size-complex="10pt"/>
    </style:style>
    <style:style style:name="P17" style:family="paragraph" style:parent-style-name="Standard">
      <style:text-properties style:text-position="0% 100%" fo:font-size="10pt" officeooo:rsid="001d79ea" officeooo:paragraph-rsid="001d79ea" style:font-size-asian="10pt" style:font-size-complex="10pt"/>
    </style:style>
    <style:style style:name="P18" style:family="paragraph" style:parent-style-name="Standard">
      <style:text-properties style:text-position="0% 100%" fo:font-size="10pt" officeooo:rsid="001e9e76" officeooo:paragraph-rsid="001e9e76" style:font-size-asian="10pt" style:font-size-complex="10pt"/>
    </style:style>
    <style:style style:name="P19" style:family="paragraph" style:parent-style-name="Standard">
      <style:text-properties style:text-position="0% 100%" fo:font-size="10pt" officeooo:rsid="002090a3" officeooo:paragraph-rsid="002090a3" style:font-size-asian="10pt" style:font-size-complex="10pt"/>
    </style:style>
    <style:style style:name="P20" style:family="paragraph" style:parent-style-name="Standard">
      <style:text-properties style:text-position="0% 100%" fo:font-size="10pt" officeooo:rsid="00235639" officeooo:paragraph-rsid="00235639" style:font-size-asian="10pt" style:font-size-complex="10pt"/>
    </style:style>
    <style:style style:name="P21" style:family="paragraph" style:parent-style-name="Standard">
      <style:text-properties style:text-position="0% 100%" fo:font-size="10pt" officeooo:rsid="00218241" officeooo:paragraph-rsid="00218241" style:font-size-asian="10pt" style:font-size-complex="10pt"/>
    </style:style>
    <style:style style:name="P22" style:family="paragraph" style:parent-style-name="Standard">
      <style:text-properties style:text-position="0% 100%" fo:font-size="10pt" officeooo:rsid="00221992" officeooo:paragraph-rsid="00221992" style:font-size-asian="10pt" style:font-size-complex="10pt"/>
    </style:style>
    <style:style style:name="P23" style:family="paragraph" style:parent-style-name="Standard">
      <style:text-properties fo:font-size="10pt" officeooo:rsid="0014e10d" officeooo:paragraph-rsid="0014e10d" style:font-size-asian="10pt" style:font-size-complex="10pt"/>
    </style:style>
    <style:style style:name="P24" style:family="paragraph" style:parent-style-name="Standard">
      <style:text-properties fo:font-size="10pt" officeooo:rsid="00101830" officeooo:paragraph-rsid="00101830" style:font-size-asian="10pt" style:font-size-complex="10pt"/>
    </style:style>
    <style:style style:name="P25" style:family="paragraph" style:parent-style-name="Standard">
      <style:text-properties fo:font-size="10pt" officeooo:rsid="00101830" officeooo:paragraph-rsid="00254b01" style:font-size-asian="10pt" style:font-size-complex="10pt"/>
    </style:style>
    <style:style style:name="P26" style:family="paragraph" style:parent-style-name="Standard">
      <style:text-properties fo:font-size="10pt" officeooo:rsid="0017454f" officeooo:paragraph-rsid="0017454f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359a4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officeooo:rsid="0014160e"/>
    </style:style>
    <style:style style:name="T6" style:family="text">
      <style:text-properties officeooo:rsid="0017454f"/>
    </style:style>
    <style:style style:name="T7" style:family="text">
      <style:text-properties officeooo:rsid="001e9e76"/>
    </style:style>
    <style:style style:name="Sect1" style:family="section">
      <style:section-properties text:dont-balance-text-columns="false" style:editable="false">
        <style:columns fo:column-count="3" fo:column-gap="0in">
          <style:column-sep style:width="0.0035in" style:color="#000000" style:height="100%" style:style="solid"/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section text:style-name="Sect1" text:name="Section1">
          <text:p text:style-name="P23">Insertion sort: O(n<text:span text:style-name="T1">2</text:span><text:span text:style-name="T3">) Merge sort: O(nlg n)</text:span></text:p>
          <text:p text:style-name="P25">********************************</text:p>
          <text:p text:style-name="P24">f(n)=O(g(n))-f(n)&lt;=g(n)-f(n)no worse- lim(f(n)/g(n))=0</text:p>
          <text:p text:style-name="P24">f(n)=Theta(g(n))-f(n)=g(n)-f(n)equivalent- lim(f(n)/g(n))=constant</text:p>
          <text:p text:style-name="P24">f(n)=Omega(g(n))-f(n)&gt;=g(n)-f(n) no better- lim(f(n)/g(n))=inf</text:p>
          <text:p text:style-name="P24">********************************</text:p>
          <text:p text:style-name="P24">logarithms:</text:p>
          <text:p text:style-name="P24">lg<text:span text:style-name="T1">k</text:span><text:span text:style-name="T3">n=(lg n)</text:span><text:span text:style-name="T1">k</text:span></text:p>
          <text:p text:style-name="P24"><text:span text:style-name="T3">lg x</text:span><text:span text:style-name="T1">y</text:span><text:span text:style-name="T3">=ylg x</text:span></text:p>
          <text:p text:style-name="P24"><text:span text:style-name="T3">lg x/y = lg x – lg y</text:span></text:p>
          <text:p text:style-name="P24"><text:span text:style-name="T3">a</text:span><text:span text:style-name="T1">lg x</text:span><text:span text:style-name="T3"> = x</text:span><text:span text:style-name="T1">lg a</text:span></text:p>
          <text:p text:style-name="P3">********************************</text:p>
          <text:p text:style-name="P2">Summations:</text:p>
          <text:p text:style-name="P2">1+2+..+n=n(n+1)/2</text:p>
          <text:p text:style-name="P2">1+x+x<text:span text:style-name="T1">2</text:span>+..+x<text:span text:style-name="T1">n</text:span>=(x<text:span text:style-name="T1">n+1</text:span>-1)/(x-1)</text:p>
          <text:p text:style-name="P2">x<text:span text:style-name="T1">k</text:span>=1/(1-x)</text:p>
          <text:p text:style-name="P2">sum(1/k)=1+1/2+..+1/n=ln n</text:p>
          <text:p text:style-name="P2">1<text:span text:style-name="T1">p</text:span>+2<text:span text:style-name="T1">p</text:span>+..+n<text:span text:style-name="T1">p</text:span>=[1/(p+1)]n<text:span text:style-name="T1">p+1</text:span></text:p>
          <text:p text:style-name="P3">********************************</text:p>
          <text:p text:style-name="P4">Iteration: Convert to summation and solve</text:p>
          <text:p text:style-name="P4">T(n) = n+2T(n/2) <text:s/>assume n=2<text:span text:style-name="T1">k</text:span></text:p>
          <text:p text:style-name="P4">T(n) = n+2T(n/2)</text:p>
          <text:p text:style-name="P4">= n+2(n/2 + 2T(n/4)) //plug in n/2 for n in the call</text:p>
          <text:p text:style-name="P4">= n+n+4T(n/4)</text:p>
          <text:p text:style-name="P4">= n+n+4(n/4+2T(n/8))</text:p>
          <text:p text:style-name="P4">= n+n+n+8T(n/8)</text:p>
          <text:p text:style-name="P4">…= in+2iT(n/2i )</text:p>
          <text:p text:style-name="P4">= kn+2kT(1)</text:p>
          <text:p text:style-name="P4">= nlgn+nT(1) </text:p>
          <text:p text:style-name="P4">= Θ(nlgn) </text:p>
          <text:p text:style-name="P3">********************************</text:p>
          <text:p text:style-name="P4">Substitution: </text:p>
          <text:p text:style-name="P4">Guess a solution:</text:p>
          <text:p text:style-name="P4">ie T(n)=O(g(n))</text:p>
          <text:p text:style-name="P4">Induction Goal:</text:p>
          <text:p text:style-name="P4">T(n)&lt;=d g(n) for d&gt;0,n&gt;=n<text:span text:style-name="T4">0</text:span></text:p>
          <text:p text:style-name="P4">Induction Hypothesis:</text:p>
          <text:p text:style-name="P4">T(k)&lt;=d g(k) for all k&lt;n</text:p>
          <text:p text:style-name="P4">Prove goal using hypothesis</text:p>
          <text:p text:style-name="P5">EXAMPLE:</text:p>
          <text:p text:style-name="P5">T(n)=T(n-1)+n</text:p>
          <text:p text:style-name="P5">Guess: T(n)=O(n<text:span text:style-name="T1">2</text:span>)</text:p>
          <text:p text:style-name="P5">Goal:T(n)&lt;=dn<text:span text:style-name="T1">2</text:span></text:p>
          <text:p text:style-name="P5">Hypothesis: T(n-1)&lt;=d(n-1)<text:span text:style-name="T1">2</text:span> for all k&lt;n</text:p>
          <text:p text:style-name="P5">Proof:</text:p>
          <text:p text:style-name="P5">T(n)=T(n-1)+n&lt;=d(n-1)<text:span text:style-name="T1">2</text:span>+n</text:p>
          <text:p text:style-name="P5">=cn<text:span text:style-name="T1">2</text:span>-(2cn-c-n)&lt;=cn<text:span text:style-name="T1">2</text:span></text:p>
          <text:p text:style-name="P5">if: 2cn–c–n≥0&lt;=&gt;c≥ n/(2n-1)&lt;=&gt;c ≥1/(2–1/n)</text:p>
          <text:p text:style-name="P5">n&gt;=1&lt;=&gt;2-1/n&gt;=1, any c&gt;=1 works</text:p>
          <text:p text:style-name="P5"/>
          <text:p text:style-name="P5"/>
          <text:p text:style-name="P5"/>
          <text:p text:style-name="P5">Recursion Tree:</text:p>
          <text:p text:style-name="P5">convert recurrence into tree, sum up all levels</text:p>
          <text:p text:style-name="P3">********************************</text:p>
          <text:p text:style-name="P5">Masters Method:</text:p>
          <text:p text:style-name="P5">T(n)=aT(n/b)+f(n)</text:p>
          <text:p text:style-name="P5">a&gt;=1,b&gt;1,f(n)&gt;0</text:p>
          <text:p text:style-name="P5">Case 1: f(n)=O(n<text:span text:style-name="T1">log b a-e</text:span>), then T(n)=Theta(n<text:span text:style-name="T1">log b a</text:span>)</text:p>
          <text:p text:style-name="P5">Case 2: f(n)=Theta(n<text:span text:style-name="T1">log b a</text:span>) then T(n)=Theta(n<text:span text:style-name="T1">log b a-e</text:span> lg n)</text:p>
          <text:p text:style-name="P5">Case 3: f(n)=Omega(n<text:span text:style-name="T1">log b a</text:span><text:span text:style-name="T2">+</text:span><text:span text:style-name="T1">e</text:span>) then T(n)=Theta(f(n)) if af(n/b)&lt;=cf(n) for c&lt;1</text:p>
          <text:p text:style-name="P3">********************************</text:p>
          <text:p text:style-name="P6">Steps in DP:<text:span text:style-name="T5">longest common subsequence, rod cutting, coin proglem, maxSum,palindrome</text:span></text:p>
          <text:p text:style-name="P6">1) characterize optimal solution structure</text:p>
          <text:p text:style-name="P6">2) define solution recursively</text:p>
          <text:p text:style-name="P6">3) compute optimal solution values bottom-up</text:p>
          <text:p text:style-name="P6">4) construct optimal solution from computed values</text:p>
          <text:p text:style-name="P3">********************************</text:p>
          <text:p text:style-name="P7">Greedy Algorithms:-coin change, knapsack, data compression, scheduling, graphs</text:p>
          <text:p text:style-name="P7">Greedy-choice property: best solution can be found w/greedy choices</text:p>
          <text:p text:style-name="P7">optimal substructure: optimal solution has optimal solutions for subprobs</text:p>
          <text:p text:style-name="P3">********************************</text:p>
          <text:p text:style-name="P8">Graph Traversal: depth first, breadth first</text:p>
          <text:p text:style-name="P8">graph G=(V,E)-V=set of vertices; E=set of edges</text:p>
          <text:p text:style-name="P8">degree = # adj. Vertices sum of degree =2*#_edges</text:p>
          <text:p text:style-name="P8">simple path: no repeated vertices</text:p>
          <text:p text:style-name="P8">cycle: simple path w/ start/end vertex the same</text:p>
          <text:p text:style-name="P8">connected graph: any 2 vertices connected by a path</text:p>
          <text:p text:style-name="P8">subgraph: subset of vertices and edges forming a graph</text:p>
          <text:p text:style-name="P8">connected component: <text:span text:style-name="T6">maximal </text:span>connected <text:span text:style-name="T6">subgraph</text:span></text:p>
          <text:p text:style-name="P9">spanning subgraph: contains all vertices of graph</text:p>
          <text:p text:style-name="P9">tree: connected graph w/out cycles</text:p>
          <text:p text:style-name="P9">forest: collection of trees</text:p>
          <text:p text:style-name="P9">spanning tree: spanning subgraph that's a tree</text:p>
          <text:p text:style-name="P26"><text:span text:style-name="T3">spanning forest: spanning subgraph that's a forest</text:span></text:p>
          <text:p text:style-name="P9">storing graphs: store edges and vertices in 2 containers</text:p>
          <text:p text:style-name="P9">edge list: edges point to start/end vertex</text:p>
          <text:p text:style-name="P9">adj. List: list of vertex, points to edge; space = Theta(n+m)</text:p>
          <text:p text:style-name="P9">adj. Matrix: matrix w/ all vertex/edge pairs; space=theta(n<text:span text:style-name="T1">2</text:span>) (n=vertex)</text:p>
          <text:p text:style-name="P3">********************************</text:p>
          <text:p text:style-name="P10">BFS: traverses connected component; defines a spanning tree</text:p>
          <text:p text:style-name="P11">running time: O(V+E)</text:p>
          <text:p text:style-name="P12">creates a tree</text:p>
          <text:p text:style-name="P3">********************************</text:p>
          <text:p text:style-name="P12">DFS: roots a new tree w/each visit</text:p>
          <text:p text:style-name="P12">running time: Theta(V+E)</text:p>
          <text:p text:style-name="P12">tree edge: new vertex</text:p>
          <text:p text:style-name="P12">back edge: descendant to ancestor</text:p>
          <text:p text:style-name="P12">forward edge: ancestor to descendant</text:p>
          <text:p text:style-name="P12">cross edge: reaminder-between trees, subtrees</text:p>
          <text:p text:style-name="P3">********************************</text:p>
          <text:p text:style-name="P14">DAG=directed acylic graph</text:p>
          <text:p text:style-name="P12">iff DFS has no back edges</text:p>
          <text:p text:style-name="P3">********************************</text:p>
          <text:p text:style-name="P15">topological sort:</text:p>
          <text:p text:style-name="P15">sorting of DAG</text:p>
          <text:p text:style-name="P13">running time: Theta(V+E)</text:p>
          <text:p text:style-name="P3">********************************</text:p>
          <text:p text:style-name="P15">MST=minimum spanning tree</text:p>
          <text:p text:style-name="P15">spanning tree w/ min total weight</text:p>
          <text:p text:style-name="P15">use greedy</text:p>
          <text:p text:style-name="P3">********************************</text:p>
          <text:p text:style-name="P15">Prim's: grows tree one vertex at time</text:p>
          <text:p text:style-name="P15">looks at each element, points neighbors @ it if neighbor closer than previous path/goes through all elements until shortest path found</text:p>
          <text:p text:style-name="P15">running time: binary heap: O(E lg V) fibonacci heap: O(C lg V + E)</text:p>
          <text:p text:style-name="P3">********************************</text:p>
          <text:p text:style-name="P15">kruskal's: add edges in increasing weight order</text:p>
          <text:p text:style-name="P15">edge accepted if it connects distint trees</text:p>
          <text:p text:style-name="P15">go through all edges starting w/shortest; if it's not in the list add it</text:p>
          <text:p text:style-name="P15">running time: O(E lg V)</text:p>
          <text:p text:style-name="P3">********************************</text:p>
          <text:p text:style-name="P16">shortest path: </text:p>
          <text:p text:style-name="P16">single source: shortest path from source to each vertex</text:p>
          <text:p text:style-name="P16">single pair: shortest path between 2 vertices</text:p>
          <text:p text:style-name="P16">all pairs: shortest path for all pairs of vertices</text:p>
          <text:p text:style-name="P16">unweighted shortest paths-BFS</text:p>
          <text:p text:style-name="P16">consists of shortest subpaths (optimaal substructure)</text:p>
          <text:p text:style-name="P16">no cycles</text:p>
          <text:p text:style-name="P17">uses relaxation (if a shorter path found, relax to that path)</text:p>
          <text:p text:style-name="P16"><text:soft-page-break/></text:p>
          <text:p text:style-name="P16">Bellman-Ford: start at source; add neighboring vertices; if closer than previous distance, change distances</text:p>
          <text:p text:style-name="P16">running time: O(VE)</text:p>
          <text:p text:style-name="P16"><text:s/>for shortest path in DAG do topological sort</text:p>
          <text:p text:style-name="P3">********************************</text:p>
          <text:p text:style-name="P17">djikstra's running time: O(V+E), depending on implementation</text:p>
          <text:p text:style-name="P3">********************************</text:p>
          <text:p text:style-name="P17">linear programming:</text:p>
          <text:p text:style-name="P17">1) define decision variables</text:p>
          <text:p text:style-name="P17">2) formulate LP model</text:p>
          <text:p text:style-name="P17"><text:tab/>objective function</text:p>
          <text:p text:style-name="P17"><text:tab/>constraints</text:p>
          <text:p text:style-name="P17">3) graph feasible set</text:p>
          <text:p text:style-name="P17">4) determine feasible vertices</text:p>
          <text:p text:style-name="P17">5) evaluate objective function</text:p>
          <text:p text:style-name="P17">6) find optimal point</text:p>
          <text:p text:style-name="P17">add slack/<text:span text:style-name="T7">surpluus</text:span> variables to &lt;=/<text:span text:style-name="T7">&gt;=</text:span> constraints to make '='</text:p>
          <text:p text:style-name="P17">slack/<text:span text:style-name="T7">surplus</text:span> = unused/<text:span text:style-name="T7">excess</text:span> resource</text:p>
          <text:p text:style-name="P18">proportionality: slope of objective=constant</text:p>
          <text:p text:style-name="P18">additivity: terms in objective and constraint additive</text:p>
          <text:p text:style-name="P18">divisibility: decision variables any fractional value</text:p>
          <text:p text:style-name="P18">certainty: parameter values known w/certainty</text:p>
          <text:p text:style-name="P18">solution @ one of the vertices</text:p>
          <text:p text:style-name="P3">********************************</text:p>
          <text:p text:style-name="P19">class P: solvable in poly time; tractable</text:p>
          <text:p text:style-name="P19">NP: non-deterministic polynomial-answer verified in poly time</text:p>
          <text:p text:style-name="P20">NP-hard: all NP can reduce; @ least as hard as NP</text:p>
          <text:p text:style-name="P21">NP-complete: in NP &amp;NP-hard</text:p>
          <text:p text:style-name="P20">X&lt;=Y-X reduces to Y-X no harder than Y</text:p>
          <text:p text:style-name="P3">********************************</text:p>
          <text:p text:style-name="P21">ham-cycle: undirected, is there a cycle that visits all nodes?</text:p>
          <text:p text:style-name="P21">Circuit-sat: AND,OR,NOT gates, how to set input so output=1</text:p>
          <text:p text:style-name="P21">TSP: minimum weight ham cycle</text:p>
          <text:p text:style-name="P21">euler tour: connected, directed graph visits each edge once (P)</text:p>
          <text:p text:style-name="P21">3SAT-truth table formulas, </text:p>
          <text:p text:style-name="P3">********************************</text:p>
          <text:p text:style-name="P21">prove NP-complete:</text:p>
          <text:p text:style-name="P21">pick known MP-complete, if it reduces reduce to problem problem=NP-hard-no harder to solve</text:p>
          <text:p text:style-name="P21">also in NP makes it NP-complete</text:p>
          <text:p text:style-name="P3">********************************</text:p>
          <text:p text:style-name="P22">circuit-sat&gt;3sat&gt;independent set&gt;vertex cover&gt;set cover&gt;circuit-sat</text:p>
          <text:p text:style-name="P22">3sat&gt;dir-ham-cycle&gt;ham-cycle&gt;tsp</text:p>
          <text:p text:style-name="P22">3sat&gt;graph 3-color&gt;planar 3-color</text:p>
          <text:p text:style-name="P22">3sat&gt;subset-sum&gt;scheduling</text:p>
          <text:p text:style-name="P20">in NP-complete:</text:p>
          <text:p text:style-name="P20">circuit-sat</text:p>
          <text:p text:style-name="P20">3-sat</text:p>
          <text:p text:style-name="P20">clique</text:p>
          <text:p text:style-name="P20">independent set</text:p>
          <text:p text:style-name="P20">vertex cover</text:p>
          <text:p text:style-name="P20">dir0ham-cycle</text:p>
          <text:p text:style-name="P20">ham-cycle</text:p>
          <text:p text:style-name="P20">ham-path</text:p>
          <text:p text:style-name="P20">long-path</text:p>
          <text:p text:style-name="P20">tsp</text:p>
          <text:p text:style-name="P20">graph 3-color</text:p>
          <text:p text:style-name="P20">graph 4-color</text:p>
          <text:p text:style-name="P20">subset summationknapsack</text:p>
          <text:p text:style-name="P20">set partition</text:p>
        </text:section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6:06:57.820000000</meta:creation-date>
    <dc:date>2015-12-09T01:51:57.369000000</dc:date>
    <meta:editing-duration>PT16S</meta:editing-duration>
    <meta:editing-cycles>1</meta:editing-cycles>
    <meta:document-statistic meta:table-count="0" meta:image-count="0" meta:object-count="0" meta:page-count="2" meta:paragraph-count="184" meta:word-count="802" meta:character-count="6204" meta:non-whitespace-character-count="5579"/>
    <meta:generator>LibreOffice/5.0.0.5$Windows_x86 LibreOffice_project/1b1a90865e348b492231e1c451437d7a15bb262b</meta:generator>
  </office:meta>
</office:document-meta>
</file>